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</text:p>
          </table:table-cell>
          <table:table-cell table:style-name="ce3"/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VAT</text:p>
          </table:table-cell>
          <table:table-cell table:style-name="ce3" office:value-type="string" calcext:value-type="string">
            <text:p>Price Quantity</text:p>
          </table:table-cell>
          <table:table-cell table:style-name="ce3" office:value-type="string" calcext:value-type="string">
            <text:p>Minimum Order Quantity</text:p>
          </table:table-cell>
          <table:table-cell table:style-name="ce3"/>
          <table:table-cell table:style-name="ce8" office:value-type="string" calcext:value-type="string">
            <text:p>Other notes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4" table:number-columns-repeated="10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Heatpump monitor PCB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34.72/1.2" office:value-type="currency" office:currency="GBP" office:value="28.9333333333333" calcext:value-type="currency">
            <text:p>£28.93</text:p>
          </table:table-cell>
          <table:table-cell table:style-name="ce4" table:number-columns-repeated="2"/>
          <table:table-cell table:style-name="ce4" office:value-type="string" calcext:value-type="string">
            <text:p>Ragworm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One off prototype cost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4"/>
          <table:table-cell table:style-name="ce5"/>
          <table:table-cell table:style-name="ce4" table:number-columns-repeated="8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.5mm CT jack socket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6]*[.B6]" office:value-type="currency" office:currency="GBP" office:value="1.038" calcext:value-type="currency">
            <text:p>£1.04</text:p>
          </table:table-cell>
          <table:table-cell table:style-name="ce4"/>
          <table:table-cell table:style-name="ce4" office:value-type="string" calcext:value-type="string">
            <text:p>20-0157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346" calcext:value-type="currency">
            <text:p>£0.346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.1mm DC ACAC socket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7]*[.B7]" office:value-type="currency" office:currency="GBP" office:value="0.19" calcext:value-type="currency">
            <text:p>£0.19</text:p>
          </table:table-cell>
          <table:table-cell table:style-name="ce4"/>
          <table:table-cell table:style-name="ce4" office:value-type="string" calcext:value-type="string">
            <text:p>20-097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3.5mm terminal block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formula="of:=[.G8]*[.B8]" office:value-type="currency" office:currency="GBP" office:value="1.71" calcext:value-type="currency">
            <text:p>£1.71</text:p>
          </table:table-cell>
          <table:table-cell table:style-name="ce4"/>
          <table:table-cell table:style-name="ce4" office:value-type="string" calcext:value-type="string">
            <text:p>21-300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9" calcext:value-type="currency">
            <text:p>£0.19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USB min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9]*[.B9]" office:value-type="currency" office:currency="GBP" office:value="0.745" calcext:value-type="currency">
            <text:p>£0.75</text:p>
          </table:table-cell>
          <table:table-cell table:style-name="ce4"/>
          <table:table-cell table:style-name="ce4" office:value-type="float" office:value="565790511" calcext:value-type="float">
            <text:p>5657905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745" calcext:value-type="currency">
            <text:p>£0.745</text:p>
          </table:table-cell>
          <table:table-cell table:style-name="ce4"/>
          <table:table-cell table:style-name="ce4" office:value-type="string" calcext:value-type="string">
            <text:p>1-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SP-12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0]*[.B10]" office:value-type="currency" office:currency="GBP" office:value="2" calcext:value-type="currency">
            <text:p>£2.00</text:p>
          </table:table-cell>
          <table:table-cell table:style-name="ce4"/>
          <table:table-cell table:style-name="ce4" office:value-type="string" calcext:value-type="string">
            <text:p>ESP12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2" calcext:value-type="currency">
            <text:p>£2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RFM69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1]*[.B11]" office:value-type="currency" office:currency="GBP" office:value="3.2" calcext:value-type="currency">
            <text:p>£3.20</text:p>
          </table:table-cell>
          <table:table-cell table:style-name="ce4"/>
          <table:table-cell table:style-name="ce4" office:value-type="string" calcext:value-type="string">
            <text:p>RFM69</text:p>
          </table:table-cell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3.2" calcext:value-type="currency">
            <text:p>£3.2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2]*[.B12]" office:value-type="currency" office:currency="GBP" office:value="0.0609" calcext:value-type="currency">
            <text:p>£0.06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6 way headers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13]*[.B13]" office:value-type="currency" office:currency="GBP" office:value="0.522" calcext:value-type="currency">
            <text:p>£0.52</text:p>
          </table:table-cell>
          <table:table-cell table:style-name="ce4"/>
          <table:table-cell table:style-name="ce4" office:value-type="float" office:value="1593415" calcext:value-type="float">
            <text:p>159341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261" calcext:value-type="currency">
            <text:p>£0.261</text:p>
          </table:table-cell>
          <table:table-cell table:style-name="ce4"/>
          <table:table-cell table:style-name="ce4" office:value-type="string" calcext:value-type="string">
            <text:p>10-4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 way head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4]*[.B14]" office:value-type="currency" office:currency="GBP" office:value="0.0701" calcext:value-type="currency">
            <text:p>£0.07</text:p>
          </table:table-cell>
          <table:table-cell table:style-name="ce4"/>
          <table:table-cell table:style-name="ce4" office:value-type="float" office:value="1593412" calcext:value-type="float">
            <text:p>1593412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701" calcext:value-type="currency">
            <text:p>£0.070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jumpe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16]*[.B16]" office:value-type="currency" office:currency="GBP" office:value="0.24" calcext:value-type="currency">
            <text:p>£0.24</text:p>
          </table:table-cell>
          <table:table-cell table:style-name="ce4"/>
          <table:table-cell table:style-name="ce4" office:value-type="string" calcext:value-type="string">
            <text:p>22-0690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8" calcext:value-type="currency">
            <text:p>£0.08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x2 way female header RASPI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17]*[.B17]" office:value-type="currency" office:currency="GBP" office:value="0.1" calcext:value-type="currency">
            <text:p>£0.10</text:p>
          </table:table-cell>
          <table:table-cell table:style-name="ce4"/>
          <table:table-cell table:style-name="ce4" office:value-type="string" calcext:value-type="string">
            <text:p>19-028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1" calcext:value-type="currency">
            <text:p>£0.100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[.G20]*[.B20]" office:value-type="currency" office:currency="GBP" office:value="0.1554" calcext:value-type="currency">
            <text:p>£0.16</text:p>
          </table:table-cell>
          <table:table-cell table:style-name="ce4"/>
          <table:table-cell table:style-name="ce4" office:value-type="string" calcext:value-type="string">
            <text:p>08-02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222" calcext:value-type="currency">
            <text:p>£0.02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pf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21]*[.B21]" office:value-type="currency" office:currency="GBP" office:value="0.0244" calcext:value-type="currency">
            <text:p>£0.02</text:p>
          </table:table-cell>
          <table:table-cell table:style-name="ce4"/>
          <table:table-cell table:style-name="ce4" office:value-type="string" calcext:value-type="string">
            <text:p>08-004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122" calcext:value-type="currency">
            <text:p>£0.012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formula="of:=[.G22]*[.B22]" office:value-type="currency" office:currency="GBP" office:value="0.22" calcext:value-type="currency">
            <text:p>£0.22</text:p>
          </table:table-cell>
          <table:table-cell table:style-name="ce4"/>
          <table:table-cell table:style-name="ce4" office:value-type="string" calcext:value-type="string">
            <text:p>11-082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44" calcext:value-type="currency">
            <text:p>£0.044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3]*[.B23]" office:value-type="currency" office:currency="GBP" office:value="0.06" calcext:value-type="currency">
            <text:p>£0.06</text:p>
          </table:table-cell>
          <table:table-cell table:style-name="ce4"/>
          <table:table-cell table:style-name="ce4" office:value-type="string" calcext:value-type="string">
            <text:p>11-085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" calcext:value-type="currency">
            <text:p>£0.06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u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24]*[.B24]" office:value-type="currency" office:currency="GBP" office:value="0.068" calcext:value-type="currency">
            <text:p>£0.07</text:p>
          </table:table-cell>
          <table:table-cell table:style-name="ce4"/>
          <table:table-cell table:style-name="ce4" office:value-type="string" calcext:value-type="string">
            <text:p>11-0835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68" calcext:value-type="currency">
            <text:p>£0.068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70k 5%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27]*[.B27]" office:value-type="currency" office:currency="GBP" office:value="0.0496" calcext:value-type="currency">
            <text:p>£0.05</text:p>
          </table:table-cell>
          <table:table-cell table:style-name="ce4"/>
          <table:table-cell table:style-name="ce4" office:value-type="string" calcext:value-type="string">
            <text:p>62-043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4.59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k 5%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28]*[.B28]" office:value-type="currency" office:currency="GBP" office:value="0.0248" calcext:value-type="currency">
            <text:p>£0.02</text:p>
          </table:table-cell>
          <table:table-cell table:style-name="ce4"/>
          <table:table-cell table:style-name="ce4" office:value-type="string" calcext:value-type="string">
            <text:p>62-0394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or 10k 1%</text:p>
          </table:table-cell>
          <table:table-cell table:style-name="ce4"/>
          <table:table-cell table:style-name="ce5"/>
          <table:table-cell table:style-name="ce4"/>
          <table:table-cell table:style-name="ce4" office:value-type="string" calcext:value-type="string">
            <text:p>62-347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 office:value-type="string" calcext:value-type="string">
            <text:p>£7.18 for box of 1000 or £3.63 for 5000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4.7k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0]*[.B30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6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1]*[.B31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1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00R 5%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2]*[.B32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CT burden resistors 22R or 100R</text:p>
          </table:table-cell>
          <table:table-cell table:style-name="ce4" office:value-type="float" office:value="3" calcext:value-type="float">
            <text:p>3</text:p>
          </table:table-cell>
          <table:table-cell table:style-name="ce5" table:formula="of:=[.G33]*[.B33]" office:value-type="currency" office:currency="GBP" office:value="0.0354" calcext:value-type="currency">
            <text:p>£0.04</text:p>
          </table:table-cell>
          <table:table-cell table:style-name="ce4"/>
          <table:table-cell table:style-name="ce4" office:value-type="string" calcext:value-type="string">
            <text:p>62-3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4]*[.B34]" office:value-type="currency" office:currency="GBP" office:value="0.011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350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1.18/100" office:value-type="currency" office:currency="GBP" office:value="0.0118" calcext:value-type="currency">
            <text:p>£0.0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k6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5]*[.B35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6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6]*[.B36]" office:value-type="currency" office:currency="GBP" office:value="0.0062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/100" office:value-type="currency" office:currency="GBP" office:value="0.0062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6 Mhz crysta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39]*[.B39]" office:value-type="currency" office:currency="GBP" office:value="0.212" calcext:value-type="currency">
            <text:p>£0.21</text:p>
          </table:table-cell>
          <table:table-cell table:style-name="ce4"/>
          <table:table-cell table:style-name="ce4" office:value-type="string" calcext:value-type="string">
            <text:p>90-2378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212" calcext:value-type="currency">
            <text:p>£0.212</text:p>
          </table:table-cell>
          <table:table-cell table:style-name="ce4"/>
          <table:table-cell table:style-name="ce4" office:value-type="string" calcext:value-type="string">
            <text:p>1to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N4148 or 1N4001?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0]*[.B40]" office:value-type="currency" office:currency="GBP" office:value="0.014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50-0381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0144" office:value-type="currency" office:currency="GBP" office:value="0.0144" calcext:value-type="currency">
            <text:p>£0.01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atmega328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1]*[.B41]" office:value-type="currency" office:currency="GBP" office:value="2.41" calcext:value-type="currency">
            <text:p>£2.41</text:p>
          </table:table-cell>
          <table:table-cell table:style-name="ce4"/>
          <table:table-cell table:style-name="ce4" office:value-type="float" office:value="1715487" calcext:value-type="float">
            <text:p>1715487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2.41" calcext:value-type="currency">
            <text:p>£2.41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8pin DIL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2]*[.B42]" office:value-type="currency" office:currency="GBP" office:value="0.453" calcext:value-type="currency">
            <text:p>£0.45</text:p>
          </table:table-cell>
          <table:table-cell table:style-name="ce4"/>
          <table:table-cell table:style-name="ce4" office:value-type="float" office:value="2445626" calcext:value-type="float">
            <text:p>2445626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53" calcext:value-type="currency">
            <text:p>£0.453</text:p>
          </table:table-cell>
          <table:table-cell table:style-name="ce4"/>
          <table:table-cell table:style-name="ce4" office:value-type="string" calcext:value-type="string">
            <text:p>10-9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MCP1702 (3.3V)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3]*[.B43]" office:value-type="currency" office:currency="GBP" office:value="0.449" calcext:value-type="currency">
            <text:p>£0.45</text:p>
          </table:table-cell>
          <table:table-cell table:style-name="ce4"/>
          <table:table-cell table:style-name="ce4" office:value-type="float" office:value="1331485" calcext:value-type="float">
            <text:p>133148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449" calcext:value-type="currency">
            <text:p>£0.449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ED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BC307 or other PNP, BC557:1:C,2:B,3: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7]*[.B47]" office:value-type="currency" office:currency="GBP" office:value="0.0401" calcext:value-type="currency">
            <text:p>£0.04</text:p>
          </table:table-cell>
          <table:table-cell table:style-name="ce4"/>
          <table:table-cell table:style-name="ce4" office:value-type="float" office:value="2453805" calcext:value-type="float">
            <text:p>2453805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BC337 or other NPN,BC547:1:C,2:B,3:E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48]*[.B48]" office:value-type="currency" office:currency="GBP" office:value="0.0802" calcext:value-type="currency">
            <text:p>£0.08</text:p>
          </table:table-cell>
          <table:table-cell table:style-name="ce4"/>
          <table:table-cell table:style-name="ce4" office:value-type="float" office:value="2453790" calcext:value-type="float">
            <text:p>2453790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401" calcext:value-type="currency">
            <text:p>£0.040</text:p>
          </table:table-cell>
          <table:table-cell table:style-name="ce4"/>
          <table:table-cell table:style-name="ce4" office:value-type="string" calcext:value-type="string">
            <text:p>5-24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0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49]*[.B49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26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3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0]*[.B50]" office:value-type="currency" office:currency="GBP" office:value="0.00624" calcext:value-type="currency">
            <text:p>£0.01</text:p>
          </table:table-cell>
          <table:table-cell table:style-name="ce4" table:number-columns-repeated="2"/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9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1]*[.B51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8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2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2]*[.B52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40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3k3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3]*[.B53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82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82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4]*[.B54]" office:value-type="currency" office:currency="GBP" office:value="0.00624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44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table:style-name="ce4" office:value-type="float" office:value="2" calcext:value-type="float">
            <text:p>2</text:p>
          </table:table-cell>
          <table:table-cell table:style-name="ce5" table:formula="of:=[.G55]*[.B55]" office:value-type="currency" office:currency="GBP" office:value="0.01248" calcext:value-type="currency">
            <text:p>£0.01</text:p>
          </table:table-cell>
          <table:table-cell table:style-name="ce4"/>
          <table:table-cell table:style-name="ce4" office:value-type="string" calcext:value-type="string">
            <text:p>62-0370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624/100" office:value-type="currency" office:currency="GBP" office:value="0.00624" calcext:value-type="currency">
            <text:p>£0.006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pack of 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 female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6]*[.B56]" office:value-type="currency" office:currency="GBP" office:value="0.136" calcext:value-type="currency">
            <text:p>£0.14</text:p>
          </table:table-cell>
          <table:table-cell table:style-name="ce4"/>
          <table:table-cell table:style-name="ce4" office:value-type="string" calcext:value-type="string">
            <text:p>19-0081</text:p>
          </table:table-cell>
          <table:table-cell table:style-name="ce4" office:value-type="string" calcext:value-type="string">
            <text:p>rapid</text:p>
          </table:table-cell>
          <table:table-cell table:style-name="ce7" office:value-type="currency" office:currency="GBP" office:value="0.034" calcext:value-type="currency">
            <text:p>£0.034</text:p>
          </table:table-cell>
          <table:table-cell table:style-name="ce4"/>
          <table:table-cell table:style-name="ce4" office:value-type="string" calcext:value-type="string">
            <text:p>50-99</text:p>
          </table:table-cell>
          <table:table-cell table:style-name="ce4" office:value-type="string" calcext:value-type="string">
            <text:p>pack of 5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2 way headers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formula="of:=[.G57]*[.B57]" office:value-type="currency" office:currency="GBP" office:value="0.0812" calcext:value-type="currency">
            <text:p>£0.08</text:p>
          </table:table-cell>
          <table:table-cell table:style-name="ce4"/>
          <table:table-cell table:style-name="ce4" office:value-type="float" office:value="1593411" calcext:value-type="float">
            <text:p>1593411</text:p>
          </table:table-cell>
          <table:table-cell table:style-name="ce4" office:value-type="string" calcext:value-type="string">
            <text:p>farnell</text:p>
          </table:table-cell>
          <table:table-cell table:style-name="ce7" office:value-type="currency" office:currency="GBP" office:value="0.0203" calcext:value-type="currency">
            <text:p>£0.020</text:p>
          </table:table-cell>
          <table:table-cell table:style-name="ce4"/>
          <table:table-cell table:style-name="ce4" office:value-type="string" calcext:value-type="string">
            <text:p>100-499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5v to 24v boost converter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58]*[.B58]" office:value-type="currency" office:currency="GBP" office:value="1.99" calcext:value-type="currency">
            <text:p>£1.99</text:p>
          </table:table-cell>
          <table:table-cell table:style-name="ce4" table:number-columns-repeated="2"/>
          <table:table-cell table:style-name="ce4" office:value-type="string" calcext:value-type="string">
            <text:p>ebay</text:p>
          </table:table-cell>
          <table:table-cell table:style-name="ce7" office:value-type="currency" office:currency="GBP" office:value="1.99" calcext:value-type="currency">
            <text:p>£1.99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UK distributor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MBUS meter reader cost</text:p>
          </table:table-cell>
          <table:table-cell table:style-name="ce3"/>
          <table:table-cell table:style-name="ce6" table:formula="of:=SUM([.C47:.C58])" office:value-type="currency" office:currency="GBP" office:value="2.37742" calcext:value-type="currency">
            <text:p>£2.38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Total Component cost</text:p>
          </table:table-cell>
          <table:table-cell table:style-name="ce3"/>
          <table:table-cell table:style-name="ce6" table:formula="of:=SUM([.C6:.C58])" office:value-type="currency" office:currency="GBP" office:value="16.47222" calcext:value-type="currency">
            <text:p>£16.47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PCB cost</text:p>
          </table:table-cell>
          <table:table-cell table:style-name="ce3"/>
          <table:table-cell table:style-name="ce6" table:formula="of:=[.C3]" office:value-type="currency" office:currency="GBP" office:value="28.9333333333333" calcext:value-type="currency">
            <text:p>£28.93</text:p>
          </table:table-cell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 table:number-rows-repeated="2">
          <table:table-cell/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 table:style-name="ce4"/>
          <table:table-cell table:style-name="ce5"/>
          <table:table-cell table:style-name="ce4" table:number-columns-repeated="3"/>
          <table:table-cell table:style-name="ce7"/>
          <table:table-cell table:style-name="ce4" table:number-columns-repeated="4"/>
          <table:table-cell table:style-name="ce9"/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monTx v3 aluminium enclosure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B66]*[.G66]" office:value-type="currency" office:currency="GBP" office:value="4.74" calcext:value-type="currency">
            <text:p>£4.74</text:p>
          </table:table-cell>
          <table:table-cell table:style-name="ce4"/>
          <table:table-cell table:style-name="ce4" office:value-type="string" calcext:value-type="string">
            <text:p>EBS80</text:p>
          </table:table-cell>
          <table:table-cell table:style-name="ce4" office:value-type="string" calcext:value-type="string">
            <text:p>Lincoln Binns</text:p>
          </table:table-cell>
          <table:table-cell table:style-name="ce7" office:value-type="currency" office:currency="GBP" office:value="4.74" calcext:value-type="currency">
            <text:p>£4.740</text:p>
          </table:table-cell>
          <table:table-cell table:style-name="ce4"/>
          <table:table-cell table:style-name="ce4" office:value-type="string" calcext:value-type="string">
            <text:p>1to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http://www.lincolnbinns.com/e-case-b/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Laser cut facia pack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G67]*[.B67]" office:value-type="currency" office:currency="GBP" office:value="3" calcext:value-type="currency">
            <text:p>£3.00</text:p>
          </table:table-cell>
          <table:table-cell table:style-name="ce4"/>
          <table:table-cell table:style-name="ce4" office:value-type="string" calcext:value-type="string">
            <text:p>recycled acrylic</text:p>
          </table:table-cell>
          <table:table-cell table:style-name="ce4" office:value-type="string" calcext:value-type="string">
            <text:p>custom</text:p>
          </table:table-cell>
          <table:table-cell table:style-name="ce7" office:value-type="currency" office:currency="GBP" office:value="3" calcext:value-type="currency">
            <text:p>£3.00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9" office:value-type="string" calcext:value-type="string">
            <text:p>Custom guide price: Laser cut clear acrylic</text:p>
          </table:table-cell>
          <table:table-cell table:style-name="Default"/>
          <table:table-cell table:style-name="ce9" table:number-columns-repeated="2"/>
        </table:table-row>
        <table:table-row table:style-name="ro1">
          <table:table-cell office:value-type="string" calcext:value-type="string">
            <text:p>Enclosure screws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[.G68]*[.B68]" office:value-type="currency" office:currency="GBP" office:value="0.0768" calcext:value-type="currency">
            <text:p>£0.08</text:p>
          </table:table-cell>
          <table:table-cell table:style-name="ce4"/>
          <table:table-cell table:style-name="ce4" office:value-type="string" calcext:value-type="string">
            <text:p>33-3415</text:p>
          </table:table-cell>
          <table:table-cell table:style-name="ce4" office:value-type="string" calcext:value-type="string">
            <text:p>rapid</text:p>
          </table:table-cell>
          <table:table-cell table:style-name="ce7" table:formula="of:=0.96/100" office:value-type="currency" office:currency="GBP" office:value="0.0096" calcext:value-type="currency">
            <text:p>£0.010</text:p>
          </table:table-cell>
          <table:table-cell table:style-name="ce4"/>
          <table:table-cell table:number-columns-repeated="2" table:style-name="ce4" office:value-type="string" calcext:value-type="string">
            <text:p>Pack of 100</text:p>
          </table:table-cell>
          <table:table-cell table:style-name="ce4"/>
          <table:table-cell table:style-name="ce9" table:number-columns-repeated="4"/>
        </table:table-row>
        <table:table-row table:style-name="ro1">
          <table:table-cell office:value-type="string" calcext:value-type="string">
            <text:p>Total enclosure cost</text:p>
          </table:table-cell>
          <table:table-cell table:style-name="ce4"/>
          <table:table-cell table:style-name="ce5" table:formula="of:=SUM([.C66:.C68])" office:value-type="currency" office:currency="GBP" office:value="7.8168" calcext:value-type="currency">
            <text:p>£7.8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>
          <table:table-cell/>
          <table:table-cell table:style-name="ce4"/>
          <table:table-cell table:style-name="ce5"/>
          <table:table-cell table:style-name="ce4" table:number-columns-repeated="8"/>
          <table:table-cell table:style-name="ce9" table:number-columns-repeated="4"/>
        </table:table-row>
        <table:table-row table:style-name="ro1">
          <table:table-cell table:style-name="ce1" office:value-type="string" calcext:value-type="string">
            <text:p>Cost price (components, case and PCB)</text:p>
          </table:table-cell>
          <table:table-cell table:style-name="ce3"/>
          <table:table-cell table:style-name="ce6" table:formula="of:=([.C62]+[.C61]+[.C69])" office:value-type="currency" office:currency="GBP" office:value="53.2223533333333" calcext:value-type="currency">
            <text:p>£53.22</text:p>
          </table:table-cell>
          <table:table-cell table:style-name="ce4" table:number-columns-repeated="8"/>
          <table:table-cell table:style-name="ce9" table:number-columns-repeated="4"/>
        </table:table-row>
        <table:table-row table:style-name="ro1" table:number-rows-repeated="4">
          <table:table-cell/>
          <table:table-cell table:style-name="ce4" table:number-columns-repeated="10"/>
          <table:table-cell table:style-name="ce9" table:number-columns-repeated="4"/>
        </table:table-row>
        <table:table-row table:style-name="ro1" table:number-rows-repeated="20">
          <table:table-cell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9">
          <table:table-cell table:style-name="ce2"/>
          <table:table-cell table:style-name="ce4"/>
          <table:table-cell table:style-name="ce5"/>
          <table:table-cell table:style-name="ce4" table:number-columns-repeated="9"/>
          <table:table-cell/>
          <table:table-cell table:style-name="ce4" table:number-columns-repeated="2"/>
        </table:table-row>
        <table:table-row table:style-name="ro1" table:number-rows-repeated="14">
          <table:table-cell table:style-name="ce2"/>
          <table:table-cell table:style-name="ce4" table:number-columns-repeated="11"/>
          <table:table-cell/>
          <table:table-cell table:style-name="ce4" table:number-columns-repeated="2"/>
        </table:table-row>
        <table:table-row table:style-name="ro1" table:number-rows-repeated="10">
          <table:table-cell table:style-name="ce2"/>
          <table:table-cell table:number-columns-repeated="4"/>
          <table:table-cell table:style-name="ce4"/>
          <table:table-cell table:number-columns-repeated="9"/>
        </table:table-row>
        <table:table-row table:style-name="ro1" table:number-rows-repeated="34">
          <table:table-cell table:style-name="ce2"/>
          <table:table-cell table:number-columns-repeated="14"/>
        </table:table-row>
        <table:table-row table:style-name="ro1" table:number-rows-repeated="104841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0:47:35.538980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3T10:47:54.979551496</dc:date>
    <meta:editing-duration>P2DT1H14M19S</meta:editing-duration>
    <meta:editing-cycles>54</meta:editing-cycles>
    <meta:document-statistic meta:table-count="1" meta:cell-count="405" meta:object-count="0"/>
  </office:meta>
</office:document-meta>
</file>